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3.85417in" svg:y="0in" svg:width="5.625in" svg:height="7.5in" style:rel-width="scale" style:rel-height="scale">
          <draw:image xlink:href="media/image1.jpeg" xlink:type="simple" xlink:show="embed" xlink:actuate="onLoad"/>
          <svg:title/>
          <svg:desc>Une image contenant personne, Visage humain, habits, intérieur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itouan BODIN</meta:initial-creator>
    <dc:creator>Titouan BODIN</dc:creator>
    <meta:creation-date>2024-10-31T22:16:10Z</meta:creation-date>
    <dc:date>2024-10-31T22:16:37Z</dc:date>
    <meta:editing-cycles>1</meta:editing-cycles>
    <meta:editing-duration>PT0S</meta:editing-duration>
    <meta:document-statistic meta:paragraph-count="0" meta:word-count="0"/>
  </office:meta>
</office:document-meta>
</file>